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column table:style-name="co1" table:number-columns-repeated="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 Statement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Given a list of numbers and a number k, return whether any two numbers from the list add up to k.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ailyCodesEx01June26.p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Given an array of integers, return a new array such that each element at index i of the new array is the product of all the numbers in the original array except the one at i.For example, if our input was [1, 2, 3, 4, 5], the expected output would be [120, 60, 40, 30, 24]. If our input was [3, 2, 1], the expected output would be [2, 3, 6]. Follow-up: what if you can't use division? 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DailyCodesEx02June27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4:15:40.205700308</meta:creation-date>
    <dc:date>2019-06-28T00:45:12.611585412</dc:date>
    <meta:editing-duration>PT10H19M22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